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margin-top="0in" fo:margin-bottom="0in" loext:contextual-spacing="false"/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  <style:text-properties style:font-name="Courier New" fo:font-size="14pt" style:font-name-asian="Courier New1" style:font-size-asian="14pt" style:font-name-complex="Courier New1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Courier New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top="0in" fo:margin-bottom="0in" loext:contextual-spacing="false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 New" style:font-name-asian="Courier New1" style:font-name-complex="Courier New1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Courier New" style:font-name-asian="Courier New1" style:font-name-complex="Courier New1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Courier New" style:font-name-asian="Courier New1" style:font-name-complex="Courier New1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Courier New" style:font-name-asian="Courier New1" style:font-name-complex="Courier New1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13" style:family="paragraph" style:parent-style-name="Standard" style:list-style-name="WWNum6">
      <style:paragraph-properties fo:margin-left="1in" fo:margin-right="0in" fo:margin-top="0in" fo:margin-bottom="0in" loext:contextual-spacing="true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14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Heading_20_5">
      <style:paragraph-properties fo:margin-top="0in" fo:margin-bottom="0in" loext:contextual-spacing="false"/>
      <style:text-properties style:font-name="Courier New" fo:font-size="12pt" style:font-name-asian="Courier New1" style:font-size-asian="12pt" style:font-name-complex="Courier New1" style:font-size-complex="12pt"/>
    </style:style>
    <style:style style:name="T1" style:family="text">
      <style:text-properties fo:color="#1155cc" style:font-name="Courier New" style:text-underline-style="solid" style:text-underline-width="auto" style:text-underline-color="font-color" style:font-name-asian="Courier New1" style:font-name-complex="Courier New1"/>
    </style:style>
    <style:style style:name="T2" style:family="text">
      <style:text-properties officeooo:rsid="00045fe8"/>
    </style:style>
    <style:style style:name="T3" style:family="text">
      <style:text-properties officeooo:rsid="00047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</text:p>
      <text:p text:style-name="P6"/>
      <text:p text:style-name="P15"><text:bookmark text:name="_l6ickvb40ich"/>C++ HelloWorld.cpp</text:p>
      <text:p text:style-name="P1"/>
      <text:list xml:id="list2021037473067856598" text:style-name="WWNum4">
        <text:list-item>
          <text:p text:style-name="P9">cd ~/catkin_ws/src/beginner_tutorials/src</text:p>
        </text:list-item>
        <text:list-item>
          <text:p text:style-name="P9">nano *NAME*.cpp _________</text:p>
        </text:list-item>
      </text:list>
      <text:p text:style-name="P2"/>
      <text:p text:style-name="P3">#include &lt;ros/ros.h&gt;</text:p>
      <text:p text:style-name="P3">#include "std_msgs/String.h"</text:p>
      <text:p text:style-name="P3">//this node prints hello_world</text:p>
      <text:p text:style-name="P3">//shows basic c++ syntax</text:p>
      <text:p text:style-name="P3"/>
      <text:p text:style-name="P3">int main (int argc, char **argv){</text:p>
      <text:p text:style-name="P3"><text:s text:c="2"/>ros::init(argc, argv, "*NAME*_node"); //initialize the node with *NAME*</text:p>
      <text:p text:style-name="P3"><text:s text:c="2"/>ros::NodeHandle nh; //creates a node handler, allows interactaction with ros</text:p>
      <text:p text:style-name="P3"><text:s text:c="2"/>ros::Rate <text:span text:style-name="T3">r</text:span>(10); //<text:span text:style-name="T2">creates an object that monitors the rate of the loop (hz)</text:span></text:p>
      <text:p text:style-name="P3"/>
      <text:p text:style-name="P3"><text:s text:c="2"/>while(ros::ok()){</text:p>
      <text:p text:style-name="P3"><text:tab/>ROS_INFO("Hello World"); <text:s/>//prints Hello World</text:p>
      <text:p text:style-name="P3"><text:s text:c="6"/><text:span text:style-name="T3">r.sleep(); //sleeps to maintain the loop frequency specified</text:span></text:p>
      <text:p text:style-name="P3"><text:s text:c="2"/>}</text:p>
      <text:p text:style-name="P3"/>
      <text:p text:style-name="P3"><text:s text:c="2"/>return 0;</text:p>
      <text:p text:style-name="P3">}</text:p>
      <text:p text:style-name="P3"/>
      <text:p text:style-name="P3"/>
      <text:p text:style-name="P15"><text:bookmark text:name="_83fpmtrbwl91"/>CMakeLists.txt</text:p>
      <text:p text:style-name="P2"/>
      <text:list xml:id="list2204940601346549093" text:style-name="WWNum6">
        <text:list-item>
          <text:p text:style-name="P12">cd ~/catkin_ws/src/beginner_tutorials</text:p>
        </text:list-item>
        <text:list-item>
          <text:p text:style-name="P12">nano CMakeLists.txt</text:p>
        </text:list-item>
        <text:list-item>
          <text:p text:style-name="P12">Look for - find_package(catkin REQUIRED COMPONENTS … … … )</text:p>
          <text:list>
            <text:list-item>
              <text:p text:style-name="P13">Add roscpp</text:p>
            </text:list-item>
          </text:list>
        </text:list-item>
        <text:list-item>
          <text:p text:style-name="P12">Find and uncomment - catkin_package(… … … …)</text:p>
          <text:list>
            <text:list-item>
              <text:p text:style-name="P13">Add roscpp to CATKIN_DEPENDS</text:p>
            </text:list-item>
          </text:list>
        </text:list-item>
        <text:list-item>
          <text:p text:style-name="P12">Find and uncomment - include_directories(… …)</text:p>
        </text:list-item>
        <text:list-item>
          <text:p text:style-name="P12">Find and uncomment - add_executable(… …)</text:p>
          <text:list>
            <text:list-item>
              <text:p text:style-name="P13">The first argument is the name of the executable (use *NAME*_node)</text:p>
            </text:list-item>
            <text:list-item>
              <text:p text:style-name="P13">The second argument is the source c++ file (use src/*NAME*.cpp)</text:p>
            </text:list-item>
          </text:list>
        </text:list-item>
        <text:list-item>
          <text:p text:style-name="P12">Find and uncomment - target_link_libraries(… ${catkin_LIBRARIES})</text:p>
          <text:list>
            <text:list-item>
              <text:p text:style-name="P13">The first argument is the name of the executable declared above (*NAME*_node)</text:p>
            </text:list-item>
          </text:list>
        </text:list-item>
        <text:list-item>
          <text:p text:style-name="P12">Save and exit</text:p>
        </text:list-item>
      </text:list>
      <text:p text:style-name="P3"/>
      <text:p text:style-name="P3"/>
      <text:p text:style-name="P15"><text:bookmark text:name="_uxu9c2qrvb1k"/>package.xml</text:p>
      <text:p text:style-name="P2"/>
      <text:list xml:id="list3756905949308609259" text:style-name="WWNum1">
        <text:list-item>
          <text:p text:style-name="P10">nano package.xml</text:p>
        </text:list-item>
        <text:list-item>
          <text:p text:style-name="P10">Add build_depend and run_depend for roscpp</text:p>
          <text:list>
            <text:list-item>
              <text:p text:style-name="P14">&lt;build_depend&gt;roscpp&lt;/build_depend&gt;</text:p>
            </text:list-item>
            <text:list-item>
              <text:p text:style-name="P14">&lt;run_depend&gt;roscpp&lt;/run_depend</text:p>
            </text:list-item>
          </text:list>
        </text:list-item>
      </text:list>
      <text:p text:style-name="P2"><text:soft-page-break/></text:p>
      <text:p text:style-name="P2"/>
      <text:p text:style-name="P2"/>
      <text:p text:style-name="P15"><text:bookmark text:name="_pyhyv7tlmjup"/>Run HelloWorld.cpp</text:p>
      <text:p text:style-name="P1"/>
      <text:list xml:id="list9018956782251814347" text:style-name="WWNum2">
        <text:list-item>
          <text:p text:style-name="P11">cd ~/catkin_ws</text:p>
        </text:list-item>
        <text:list-item>
          <text:p text:style-name="P11">catkin_make</text:p>
        </text:list-item>
        <text:list-item>
          <text:p text:style-name="P11">roscore</text:p>
        </text:list-item>
        <text:list-item>
          <text:p text:style-name="P11">(in new terminal) rosrun beginner_tutorials *NAME*_node</text:p>
        </text:list-item>
        <text:list-item>
          <text:p text:style-name="P11">ctrl + c to terminate</text:p>
        </text:list-item>
      </text:list>
      <text:p text:style-name="P2"/>
      <text:p text:style-name="P2"/>
      <text:p text:style-name="P2"/>
      <text:p text:style-name="P8">Explore the Wiki!</text:p>
      <text:p text:style-name="P4"><text:a xlink:type="simple" xlink:href="http://wiki.ros.org/ROS/Tutorials" text:style-name="Internet_20_link" text:visited-style-name="Visited_20_Internet_20_Link"><text:span text:style-name="T1">http://wiki.ros.org/ROS/Tutorial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font-name="Courier New" fo:font-family="'Courier New'" style:font-family-generic="roman" style:font-pitch="variable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47" style:display-name="ListLabel 47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font-name="Courier New" fo:font-family="'Courier New'" style:font-family-generic="roman" style:font-pitch="variable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2T18:38:57.669668516</dc:date>
    <meta:editing-duration>PT7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14" meta:character-count="1535" meta:non-whitespace-character-count="1370"/>
  </office:meta>
</office:document-meta>
</file>